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Instancia 0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4"/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  <table:table-cell table:style-name="ce4" table:number-columns-repeated="3"/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"/>
          <table:table-cell table:style-name="ce4" table:number-columns-repeated="4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3"/>
          <table:table-cell table:style-name="ce4" table:number-columns-repeated="4"/>
          <table:table-cell table:number-columns-repeated="8"/>
        </table:table-row>
        <table:table-row table:style-name="ro2" table:number-rows-repeated="19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Instancia 1" table:style-name="ta1">
        <table:table-column table:style-name="co1" table:default-cell-style-name="ce6"/>
        <table:table-column table:style-name="co2" table:number-columns-repeated="25" table:default-cell-style-name="ce2"/>
        <table:table-row table:style-name="ro1">
          <table:table-cell table:style-name="ce5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8" table:number-columns-repeated="4"/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number-columns-repeated="3"/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number-columns-repeated="7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4" table:number-columns-repeated="3"/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number-columns-repeated="6"/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5"/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table:style-name="ce7" table:number-columns-repeated="5"/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table:style-name="ce4" table:number-columns-repeated="4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table:style-name="ce11" table:number-columns-repeated="5"/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7" table:number-columns-repeated="12"/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9" table:number-columns-repeated="10"/>
          <table:table-cell table:style-name="ce4" table:number-columns-repeated="3"/>
          <table:table-cell table:number-columns-repeated="10"/>
        </table:table-row>
        <table:table-row table:style-name="ro2" table:number-rows-repeated="3">
          <table:table-cell table:number-columns-repeated="26"/>
        </table:table-row>
        <table:table-row table:style-name="ro2" table:number-rows-repeated="10">
          <table:table-cell table:style-name="ce2"/>
          <table:table-cell table:number-columns-repeated="25"/>
        </table:table-row>
        <table:table-row table:style-name="ro2">
          <table:table-cell table:style-name="ce2"/>
          <table:table-cell table:number-columns-repeated="25"/>
        </table:table-row>
      </table:table>
      <table:table table:name="Instancia 2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2" table:number-columns-repeated="3"/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table:number-columns-repeated="3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12" table:number-columns-repeated="4"/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table:style-name="ce4" table:number-columns-repeated="4"/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/>
          <table:table-cell table:style-name="ce11" table:number-columns-repeated="6"/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1"/>
          <table:table-cell table:style-name="ce12" table:number-columns-repeated="3"/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"/>
          <table:table-cell table:style-name="ce4" table:number-columns-repeated="5"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  <table:table-cell table:style-name="ce4" table:number-columns-repeated="4"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style-name="ce12" table:number-columns-repeated="18"/>
          <table:table-cell table:number-columns-repeated="4"/>
        </table:table-row>
        <table:table-row table:style-name="ro2" table:number-rows-repeated="1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Instancia 3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2" table:number-columns-repeated="5"/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table:number-columns-repeated="3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12" table:number-columns-repeated="4"/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table:style-name="ce4" table:number-columns-repeated="4"/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/>
          <table:table-cell table:style-name="ce11" table:number-columns-repeated="6"/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1"/>
          <table:table-cell table:style-name="ce12" table:number-columns-repeated="3"/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"/>
          <table:table-cell table:style-name="ce4" table:number-columns-repeated="5"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  <table:table-cell table:style-name="ce4" table:number-columns-repeated="4"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style-name="ce9" table:number-columns-repeated="8"/>
          <table:table-cell table:style-name="ce11" table:number-columns-repeated="10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4"/>
          <table:table-cell table:style-name="ce12" table:number-columns-repeated="7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8"/>
          <table:table-cell table:style-name="ce4" table:number-columns-repeated="3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0"/>
          <table:table-cell table:style-name="ce12" table:number-columns-repeated="4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1"/>
          <table:table-cell table:style-name="ce4" table:number-columns-repeated="4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Instancia 4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table:number-columns-repeated="4"/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2" table:number-columns-repeated="3"/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number-columns-repeated="7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4" table:number-columns-repeated="3"/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12" table:number-columns-repeated="6"/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2" table:number-columns-repeated="5"/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table:style-name="ce12" table:number-columns-repeated="5"/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table:style-name="ce4" table:number-columns-repeated="4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table:style-name="ce12" table:number-columns-repeated="5"/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table:number-columns-repeated="12"/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2"/>
          <table:table-cell table:style-name="ce4" table:number-columns-repeated="3"/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2" table:number-rows-repeated="12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Instancia 5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  <table:table-cell table:style-name="ce4" table:number-columns-repeated="2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2"/>
          <table:table-cell table:style-name="ce4" table:number-columns-repeated="2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12" table:number-columns-repeated="6"/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4" table:number-columns-repeated="2"/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number-columns-repeated="20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ce12" table:number-columns-repeated="17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"/>
          <table:table-cell table:style-name="ce4" table:number-columns-repeated="2"/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9"/>
          <table:table-cell table:style-name="ce4" table:number-columns-repeated="2"/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table:style-name="ce12" table:number-columns-repeated="14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  <table:table-cell table:style-name="ce12" table:number-columns-repeated="11"/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12" table:number-columns-repeated="16"/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12" table:number-columns-repeated="19"/>
          <table:table-cell table:number-columns-repeated="5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emplate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TEMPO/AT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4:49:01.847783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47:45.612696076</meta:creation-date>
    <dc:date>2017-03-19T20:03:04.958657395</dc:date>
    <meta:editing-duration>PT7H22M10S</meta:editing-duration>
    <meta:editing-cycles>13</meta:editing-cycles>
    <meta:generator>LibreOffice/5.1.6.2$Linux_X86_64 LibreOffice_project/07ac168c60a517dba0f0d7bc7540f5afa45f0909</meta:generator>
    <meta:document-statistic meta:table-count="7" meta:cell-count="240" meta:object-count="0"/>
  </office:meta>
</office:document-meta>
</file>